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9cm" fo:min-width="3.04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9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37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21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21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18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46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3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54cm"/>
    </style:style>
    <style:style style:name="gr17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2.439cm"/>
    </style:style>
    <style:style style:name="gr19" style:family="graphic" style:parent-style-name="standard">
      <style:graphic-properties svg:stroke-width="0.025cm" svg:stroke-color="#ff3333" draw:marker-start-width="0.266cm" draw:marker-end-width="0.266cm" draw:fill="solid" draw:fill-color="#ffffff" draw:textarea-horizontal-align="justify" draw:textarea-vertical-align="middle" draw:auto-grow-height="false" fo:min-height="0.171cm" fo:min-width="0cm" fo:padding-top="0.137cm" fo:padding-bottom="0.137cm" fo:padding-left="0.262cm" fo:padding-right="0.262cm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309cm" fo:min-width="2.9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6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4.0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46cm" svg:height="1.679cm" svg:x="9.916cm" svg:y="2.695cm">
          <text:p text:style-name="P1"><text:span text:style-name="T1">New 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456cm" svg:height="1.559cm" svg:x="7.391cm" svg:y="13.955cm">
          <text:p text:style-name="P1"><text:span text:style-name="T1">Get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619cm" svg:y1="13.955cm" svg:x2="11.689cm" svg:y2="4.374cm" draw:start-shape="id1" draw:start-glue-point="0" draw:end-shape="id2" draw:end-glue-point="2" svg:d="M8619 13955l3070-9581" svg:viewBox="0 0 3071 9582">
          <text:p/>
        </draw:connector>
        <draw:connector draw:style-name="gr3" draw:text-style-name="P1" draw:layer="layout" draw:type="line" svg:x1="11.689cm" svg:y1="2.695cm" svg:x2="11.709cm" svg:y2="1.598cm" draw:start-shape="id2" draw:start-glue-point="0" draw:end-shape="id3" draw:end-glue-point="2" svg:d="M11689 2695l20-1097" svg:viewBox="0 0 21 1098">
          <text:p/>
        </draw:connector>
        <draw:frame draw:style-name="gr4" draw:text-style-name="P3" xml:id="id3" draw:id="id3" draw:layer="layout" svg:width="2.369cm" svg:height="0.798cm" svg:x="10.525cm" svg:y="0.8cm">
          <draw:text-box>
            <text:p><text:span text:style-name="T2">Page 52</text:span></text:p>
          </draw:text-box>
        </draw:frame>
        <draw:custom-shape draw:style-name="gr5" draw:text-style-name="P4" xml:id="id4" draw:id="id4" draw:layer="layout" svg:width="1.879cm" svg:height="0.993cm" svg:x="0.192cm" svg:y="19.338cm">
          <text:p text:style-name="P1"><text:span text:style-name="T3">Get </text:span></text:p>
          <text:p text:style-name="P1"><text:span text:style-name="T3">Fir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5" draw:id="id5" draw:layer="layout" svg:width="1.713cm" svg:height="0.993cm" svg:x="2.178cm" svg:y="19.338cm">
          <text:p text:style-name="P1"><text:span text:style-name="T3">Get </text:span></text:p>
          <text:p text:style-name="P1"><text:span text:style-name="T3">La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6" draw:id="id6" draw:layer="layout" svg:width="1.719cm" svg:height="0.993cm" svg:x="4.015cm" svg:y="19.338cm">
          <text:p text:style-name="P1"><text:span text:style-name="T3">Get </text:span></text:p>
          <text:p text:style-name="P1"><text:span text:style-name="T3">Comp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7" draw:id="id7" draw:layer="layout" svg:width="1.681cm" svg:height="0.993cm" svg:x="5.804cm" svg:y="19.338cm">
          <text:p text:style-name="P1"><text:span text:style-name="T3">Get </text:span></text:p>
          <text:p text:style-name="P1"><text:span text:style-name="T3">Str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8" draw:id="id8" draw:layer="layout" svg:width="1.964cm" svg:height="0.993cm" svg:x="7.639cm" svg:y="19.338cm">
          <text:p text:style-name="P1"><text:span text:style-name="T3">Get </text:span></text:p>
          <text:p text:style-name="P1"><text:span text:style-name="T3">T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9" draw:id="id9" draw:layer="layout" svg:width="1.811cm" svg:height="0.993cm" svg:x="9.699cm" svg:y="19.338cm">
          <text:p text:style-name="P1"><text:span text:style-name="T3">Get </text:span></text:p>
          <text:p text:style-name="P1"><text:span text:style-name="T3">Coun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811cm" svg:height="0.993cm" svg:x="11.606cm" svg:y="19.338cm">
          <text:p text:style-name="P1"><text:span text:style-name="T3">Get </text:span></text:p>
          <text:p text:style-name="P1"><text:span text:style-name="T3">Post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619cm" svg:y1="15.514cm" svg:x2="1.131cm" svg:y2="19.338cm" draw:start-shape="id1" draw:start-glue-point="2" draw:end-shape="id4" draw:end-glue-point="0" svg:d="M8619 15514l-7488 3824" svg:viewBox="0 0 7489 3825">
          <text:p/>
        </draw:connector>
        <draw:connector draw:style-name="gr3" draw:text-style-name="P1" draw:layer="layout" draw:type="line" svg:x1="8.619cm" svg:y1="15.514cm" svg:x2="3.034cm" svg:y2="19.338cm" draw:start-shape="id1" draw:start-glue-point="2" draw:end-shape="id5" draw:end-glue-point="0" svg:d="M8619 15514l-5585 3824" svg:viewBox="0 0 5586 3825">
          <text:p/>
        </draw:connector>
        <draw:connector draw:style-name="gr3" draw:text-style-name="P1" draw:layer="layout" draw:type="line" svg:x1="8.619cm" svg:y1="15.514cm" svg:x2="4.874cm" svg:y2="19.338cm" draw:start-shape="id1" draw:start-glue-point="2" draw:end-shape="id6" draw:end-glue-point="0" svg:d="M8619 15514l-3745 3824" svg:viewBox="0 0 3746 3825">
          <text:p/>
        </draw:connector>
        <draw:connector draw:style-name="gr3" draw:text-style-name="P1" draw:layer="layout" draw:type="line" svg:x1="8.619cm" svg:y1="15.514cm" svg:x2="6.644cm" svg:y2="19.338cm" draw:start-shape="id1" draw:start-glue-point="2" draw:end-shape="id7" draw:end-glue-point="0" svg:d="M8619 15514l-1975 3824" svg:viewBox="0 0 1976 3825">
          <text:p/>
        </draw:connector>
        <draw:connector draw:style-name="gr3" draw:text-style-name="P1" draw:layer="layout" draw:type="line" svg:x1="8.619cm" svg:y1="15.514cm" svg:x2="8.621cm" svg:y2="19.338cm" draw:start-shape="id1" draw:start-glue-point="2" draw:end-shape="id8" draw:end-glue-point="0" svg:d="M8619 15514l2 3824" svg:viewBox="0 0 3 3825">
          <text:p/>
        </draw:connector>
        <draw:connector draw:style-name="gr3" draw:text-style-name="P1" draw:layer="layout" draw:type="line" svg:x1="8.619cm" svg:y1="15.514cm" svg:x2="10.604cm" svg:y2="19.338cm" draw:start-shape="id1" draw:start-glue-point="2" draw:end-shape="id9" draw:end-glue-point="0" svg:d="M8619 15514l1985 3824" svg:viewBox="0 0 1986 3825">
          <text:p/>
        </draw:connector>
        <draw:connector draw:style-name="gr3" draw:text-style-name="P1" draw:layer="layout" draw:type="line" svg:x1="8.619cm" svg:y1="15.514cm" svg:x2="12.511cm" svg:y2="19.338cm" draw:start-shape="id1" draw:start-glue-point="2" draw:end-shape="id10" draw:end-glue-point="0" svg:d="M8619 15514l3892 3824" svg:viewBox="0 0 3893 3825">
          <text:p/>
        </draw:connector>
        <draw:frame draw:style-name="gr11" draw:text-style-name="P5" draw:layer="layout" svg:width="1.158cm" svg:height="0.721cm" svg:x="2.005cm" svg:y="18.618cm">
          <draw:text-box>
            <text:p><text:span text:style-name="T1">L.N</text:span></text:p>
          </draw:text-box>
        </draw:frame>
        <draw:frame draw:style-name="gr12" draw:text-style-name="P7" draw:layer="layout" svg:width="0.807cm" svg:height="0.721cm" svg:x="3.856cm" svg:y="18.619cm">
          <draw:text-box>
            <text:p text:style-name="P6"><text:span text:style-name="T1">C</text:span></text:p>
          </draw:text-box>
        </draw:frame>
        <draw:frame draw:style-name="gr13" draw:text-style-name="P7" draw:layer="layout" svg:width="1.044cm" svg:height="0.721cm" svg:x="5.805cm" svg:y="18.62cm">
          <draw:text-box>
            <text:p text:style-name="P6"><text:span text:style-name="T1">S</text:span></text:p>
          </draw:text-box>
        </draw:frame>
        <draw:frame draw:style-name="gr14" draw:text-style-name="P5" draw:layer="layout" svg:width="1.137cm" svg:height="0.721cm" svg:x="7.405cm" svg:y="18.621cm">
          <draw:text-box>
            <text:p text:style-name="P6"><text:span text:style-name="T1">T</text:span></text:p>
          </draw:text-box>
        </draw:frame>
        <draw:frame draw:style-name="gr15" draw:text-style-name="P5" draw:layer="layout" svg:width="1.209cm" svg:height="0.721cm" svg:x="8.806cm" svg:y="18.622cm">
          <draw:text-box>
            <text:p text:style-name="P6"><text:span text:style-name="T1">C.Y</text:span></text:p>
          </draw:text-box>
        </draw:frame>
        <draw:frame draw:style-name="gr16" draw:text-style-name="P7" draw:layer="layout" svg:width="1.154cm" svg:height="0.721cm" svg:x="10.607cm" svg:y="18.523cm">
          <draw:text-box>
            <text:p text:style-name="P6"><text:span text:style-name="T1">P.C</text:span></text:p>
          </draw:text-box>
        </draw:frame>
        <draw:line draw:style-name="gr17" draw:text-style-name="P2" draw:layer="layout" svg:x1="0.989cm" svg:y1="19.057cm" svg:x2="2.832cm" svg:y2="18.081cm">
          <text:p/>
        </draw:line>
        <draw:frame draw:style-name="gr13" draw:text-style-name="P5" draw:layer="layout" svg:width="1.137cm" svg:height="0.721cm" svg:x="0.405cm" svg:y="18.219cm">
          <draw:text-box>
            <text:p><text:span text:style-name="T1">F.N</text:span></text:p>
          </draw:text-box>
        </draw:frame>
        <draw:line draw:style-name="gr17" draw:text-style-name="P2" draw:layer="layout" svg:x1="2.877cm" svg:y1="19.092cm" svg:x2="4.991cm" svg:y2="17.827cm">
          <text:p/>
        </draw:line>
        <draw:line draw:style-name="gr17" draw:text-style-name="P2" draw:layer="layout" svg:x1="4.661cm" svg:y1="19.12cm" svg:x2="6.207cm" svg:y2="17.637cm">
          <text:p/>
        </draw:line>
        <draw:line draw:style-name="gr17" draw:text-style-name="P2" draw:layer="layout" svg:x1="6.427cm" svg:y1="19.132cm" svg:x2="7.477cm" svg:y2="17.51cm">
          <text:p/>
        </draw:line>
        <draw:line draw:style-name="gr17" draw:text-style-name="P2" draw:layer="layout" svg:x1="8.199cm" svg:y1="19.134cm" svg:x2="8.366cm" svg:y2="17.637cm">
          <text:p/>
        </draw:line>
        <draw:line draw:style-name="gr17" draw:text-style-name="P2" draw:layer="layout" svg:x1="10.043cm" svg:y1="19.141cm" svg:x2="9.382cm" svg:y2="17.51cm">
          <text:p/>
        </draw:line>
        <draw:line draw:style-name="gr17" draw:text-style-name="P2" draw:layer="layout" svg:x1="11.768cm" svg:y1="19.162cm" svg:x2="10.525cm" svg:y2="17.764cm">
          <text:p/>
        </draw:line>
        <draw:connector draw:style-name="gr3" draw:text-style-name="P2" draw:layer="layout" draw:type="line" svg:x1="11.689cm" svg:y1="4.374cm" svg:x2="19.619cm" svg:y2="9.054cm" draw:start-shape="id2" draw:start-glue-point="2" draw:end-shape="id11" draw:end-glue-point="0" svg:d="M11689 4374l7930 4680" svg:viewBox="0 0 7931 4681">
          <text:p/>
        </draw:connector>
        <draw:connector draw:style-name="gr3" draw:text-style-name="P2" draw:layer="layout" draw:type="line" svg:x1="12.685cm" svg:y1="8.955cm" svg:x2="11.667cm" svg:y2="4.129cm" draw:start-shape="id12" draw:start-glue-point="0" draw:end-shape="id13" draw:end-glue-point="4" svg:d="M12685 8955l-1018-4826" svg:viewBox="0 0 1019 4827">
          <text:p/>
        </draw:connector>
        <draw:custom-shape draw:style-name="gr18" draw:text-style-name="P2" xml:id="id12" draw:id="id12" draw:layer="layout" svg:width="2.939cm" svg:height="1.559cm" svg:x="11.216cm" svg:y="8.955cm">
          <text:p text:style-name="P1"><text:span text:style-name="T1">Add Customer</text:span></text:p>
          <text:p text:style-name="P1"><text:span text:style-name="T1"><text:s/></text:span><text:span text:style-name="T1">To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3" draw:id="id13" draw:layer="layout" svg:width="0.889cm" svg:height="0.889cm" svg:x="11.223cm" svg:y="4.129cm">
          <text:p text:style-name="P1"><text:span text:style-name="T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" xml:id="id14" draw:id="id14" draw:layer="layout" svg:width="3.468cm" svg:height="1.559cm" svg:x="19.36cm" svg:y="4.302cm">
          <text:p text:style-name="P1"><text:span text:style-name="T5">Key:</text:span></text:p>
          <text:p text:style-name="P1"><text:span text:style-name="T1">While Not 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112cm" svg:y1="4.573cm" svg:x2="19.36cm" svg:y2="5.081cm" draw:start-shape="id13" draw:start-glue-point="7" draw:end-shape="id14" draw:end-glue-point="3" svg:d="M12112 4573l7248 508" svg:viewBox="0 0 7249 509">
          <text:p/>
        </draw:connector>
        <draw:custom-shape draw:style-name="gr10" draw:text-style-name="P4" xml:id="id15" draw:id="id15" draw:layer="layout" svg:width="1.811cm" svg:height="0.993cm" svg:x="13.606cm" svg:y="19.338cm">
          <text:p text:style-name="P1"><text:span text:style-name="T3">Get </text:span></text:p>
          <text:p text:style-name="P1"><text:span text:style-name="T3">Mob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6" draw:id="id16" draw:layer="layout" svg:width="1.811cm" svg:height="0.993cm" svg:x="15.606cm" svg:y="19.338cm">
          <text:p text:style-name="P1"><text:span text:style-name="T3">Get </text:span></text:p>
          <text:p text:style-name="P1"><text:span text:style-name="T3">Land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7" draw:id="id17" draw:layer="layout" svg:width="1.811cm" svg:height="0.993cm" svg:x="17.606cm" svg:y="19.338cm">
          <text:p text:style-name="P1"><text:span text:style-name="T3">Get </text:span></text:p>
          <text:p text:style-name="P1"><text:span text:style-name="T3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619cm" svg:y1="15.514cm" svg:x2="14.511cm" svg:y2="19.338cm" draw:start-shape="id1" draw:start-glue-point="2" draw:end-shape="id15" draw:end-glue-point="0" svg:d="M8619 15514l5892 3824" svg:viewBox="0 0 5893 3825">
          <text:p/>
        </draw:connector>
        <draw:connector draw:style-name="gr3" draw:text-style-name="P1" draw:layer="layout" draw:type="line" svg:x1="8.619cm" svg:y1="15.514cm" svg:x2="16.511cm" svg:y2="19.338cm" draw:start-shape="id1" draw:start-glue-point="2" draw:end-shape="id16" draw:end-glue-point="0" svg:d="M8619 15514l7892 3824" svg:viewBox="0 0 7893 3825">
          <text:p/>
        </draw:connector>
        <draw:connector draw:style-name="gr3" draw:text-style-name="P1" draw:layer="layout" draw:type="line" svg:x1="8.619cm" svg:y1="15.514cm" svg:x2="18.511cm" svg:y2="19.338cm" draw:start-shape="id1" draw:start-glue-point="2" draw:end-shape="id17" draw:end-glue-point="0" svg:d="M8619 15514l9892 3824" svg:viewBox="0 0 9893 3825">
          <text:p/>
        </draw:connector>
        <draw:frame draw:style-name="gr21" draw:text-style-name="P5" draw:layer="layout" svg:width="0.853cm" svg:height="0.721cm" svg:x="12.607cm" svg:y="18.524cm">
          <draw:text-box>
            <text:p text:style-name="P6"><text:span text:style-name="T1">M</text:span></text:p>
          </draw:text-box>
        </draw:frame>
        <draw:frame draw:style-name="gr21" draw:text-style-name="P5" draw:layer="layout" svg:width="1.09cm" svg:height="0.721cm" svg:x="14.408cm" svg:y="18.625cm">
          <draw:text-box>
            <text:p text:style-name="P6"><text:span text:style-name="T1">L.L</text:span></text:p>
          </draw:text-box>
        </draw:frame>
        <draw:frame draw:style-name="gr21" draw:text-style-name="P5" draw:layer="layout" svg:width="0.786cm" svg:height="0.721cm" svg:x="16.208cm" svg:y="18.626cm">
          <draw:text-box>
            <text:p text:style-name="P6"><text:span text:style-name="T1">E</text:span></text:p>
          </draw:text-box>
        </draw:frame>
        <draw:line draw:style-name="gr17" draw:text-style-name="P2" draw:layer="layout" svg:x1="13.804cm" svg:y1="19.173cm" svg:x2="11.795cm" svg:y2="17.891cm">
          <text:p/>
        </draw:line>
        <draw:line draw:style-name="gr17" draw:text-style-name="P2" draw:layer="layout" svg:x1="15.64cm" svg:y1="19.184cm" svg:x2="13.319cm" svg:y2="18.018cm">
          <text:p/>
        </draw:line>
        <draw:line draw:style-name="gr17" draw:text-style-name="P2" draw:layer="layout" svg:x1="17.376cm" svg:y1="18.995cm" svg:x2="14.843cm" svg:y2="18.018cm">
          <text:p/>
        </draw:line>
        <draw:custom-shape draw:style-name="gr2" draw:text-style-name="P2" xml:id="id11" draw:id="id11" draw:layer="layout" svg:width="2.456cm" svg:height="1.559cm" svg:x="18.391cm" svg:y="9.054cm">
          <text:p text:style-name="P1"><text:span text:style-name="T1">Validate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8" draw:id="id18" draw:layer="layout" svg:width="1.879cm" svg:height="0.993cm" svg:x="10.192cm" svg:y="15.037cm">
          <text:p text:style-name="P1"><text:span text:style-name="T3">Validate </text:span></text:p>
          <text:p text:style-name="P1"><text:span text:style-name="T3">Fir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9" draw:id="id19" draw:layer="layout" svg:width="1.713cm" svg:height="0.993cm" svg:x="12.178cm" svg:y="15.037cm">
          <text:p text:style-name="P1"><text:span text:style-name="T3">Validate </text:span></text:p>
          <text:p text:style-name="P1"><text:span text:style-name="T3">Last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0" draw:id="id20" draw:layer="layout" svg:width="1.719cm" svg:height="0.993cm" svg:x="14.015cm" svg:y="15.037cm">
          <text:p text:style-name="P1"><text:span text:style-name="T3">Validate </text:span></text:p>
          <text:p text:style-name="P1"><text:span text:style-name="T3">Comp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1" draw:id="id21" draw:layer="layout" svg:width="1.681cm" svg:height="0.993cm" svg:x="15.804cm" svg:y="15.037cm">
          <text:p text:style-name="P1"><text:span text:style-name="T3">Validate </text:span></text:p>
          <text:p text:style-name="P1"><text:span text:style-name="T3">Str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22" draw:id="id22" draw:layer="layout" svg:width="1.964cm" svg:height="0.993cm" svg:x="17.639cm" svg:y="15.037cm">
          <text:p text:style-name="P1"><text:span text:style-name="T3">Validate </text:span></text:p>
          <text:p text:style-name="P1"><text:span text:style-name="T3">T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1.811cm" svg:height="0.993cm" svg:x="19.699cm" svg:y="15.037cm">
          <text:p text:style-name="P1"><text:span text:style-name="T3">Validate </text:span></text:p>
          <text:p text:style-name="P1"><text:span text:style-name="T3">Coun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4" draw:id="id24" draw:layer="layout" svg:width="1.811cm" svg:height="0.993cm" svg:x="21.606cm" svg:y="15.037cm">
          <text:p text:style-name="P1"><text:span text:style-name="T3">Validate </text:span></text:p>
          <text:p text:style-name="P1"><text:span text:style-name="T3">Post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9.619cm" svg:y1="10.613cm" svg:x2="11.131cm" svg:y2="15.037cm" draw:start-shape="id11" draw:start-glue-point="2" draw:end-shape="id18" draw:end-glue-point="0" svg:d="M19619 10613l-8488 4424" svg:viewBox="0 0 8489 4425">
          <text:p/>
        </draw:connector>
        <draw:connector draw:style-name="gr3" draw:text-style-name="P1" draw:layer="layout" draw:type="line" svg:x1="19.619cm" svg:y1="10.613cm" svg:x2="13.034cm" svg:y2="15.037cm" draw:start-shape="id11" draw:start-glue-point="2" draw:end-shape="id19" draw:end-glue-point="0" svg:d="M19619 10613l-6585 4424" svg:viewBox="0 0 6586 4425">
          <text:p/>
        </draw:connector>
        <draw:connector draw:style-name="gr3" draw:text-style-name="P1" draw:layer="layout" draw:type="line" svg:x1="19.619cm" svg:y1="10.613cm" svg:x2="14.874cm" svg:y2="15.037cm" draw:start-shape="id11" draw:start-glue-point="2" draw:end-shape="id20" draw:end-glue-point="0" svg:d="M19619 10613l-4745 4424" svg:viewBox="0 0 4746 4425">
          <text:p/>
        </draw:connector>
        <draw:connector draw:style-name="gr3" draw:text-style-name="P1" draw:layer="layout" draw:type="line" svg:x1="19.619cm" svg:y1="10.613cm" svg:x2="16.644cm" svg:y2="15.037cm" draw:start-shape="id11" draw:start-glue-point="2" draw:end-shape="id21" draw:end-glue-point="0" svg:d="M19619 10613l-2975 4424" svg:viewBox="0 0 2976 4425">
          <text:p/>
        </draw:connector>
        <draw:connector draw:style-name="gr3" draw:text-style-name="P1" draw:layer="layout" draw:type="line" svg:x1="19.619cm" svg:y1="10.613cm" svg:x2="18.621cm" svg:y2="15.037cm" draw:start-shape="id11" draw:start-glue-point="2" draw:end-shape="id22" draw:end-glue-point="0" svg:d="M19619 10613l-998 4424" svg:viewBox="0 0 999 4425">
          <text:p/>
        </draw:connector>
        <draw:connector draw:style-name="gr3" draw:text-style-name="P1" draw:layer="layout" draw:type="line" svg:x1="19.619cm" svg:y1="10.613cm" svg:x2="20.604cm" svg:y2="15.037cm" draw:start-shape="id11" draw:start-glue-point="2" draw:end-shape="id23" draw:end-glue-point="0" svg:d="M19619 10613l985 4424" svg:viewBox="0 0 986 4425">
          <text:p/>
        </draw:connector>
        <draw:connector draw:style-name="gr3" draw:text-style-name="P1" draw:layer="layout" draw:type="line" svg:x1="19.619cm" svg:y1="10.613cm" svg:x2="22.511cm" svg:y2="15.037cm" draw:start-shape="id11" draw:start-glue-point="2" draw:end-shape="id24" draw:end-glue-point="0" svg:d="M19619 10613l2892 4424" svg:viewBox="0 0 2893 4425">
          <text:p/>
        </draw:connector>
        <draw:frame draw:style-name="gr11" draw:text-style-name="P5" draw:layer="layout" svg:width="1.522cm" svg:height="0.721cm" svg:x="11.905cm" svg:y="14.417cm">
          <draw:text-box>
            <text:p><text:span text:style-name="T1">V.L.N</text:span></text:p>
          </draw:text-box>
        </draw:frame>
        <draw:frame draw:style-name="gr12" draw:text-style-name="P7" draw:layer="layout" svg:width="1.167cm" svg:height="0.721cm" svg:x="13.656cm" svg:y="14.418cm">
          <draw:text-box>
            <text:p text:style-name="P6"><text:span text:style-name="T1">V.C</text:span></text:p>
          </draw:text-box>
        </draw:frame>
        <draw:frame draw:style-name="gr13" draw:text-style-name="P5" draw:layer="layout" svg:width="1.145cm" svg:height="0.721cm" svg:x="15.405cm" svg:y="14.419cm">
          <draw:text-box>
            <text:p text:style-name="P6"><text:span text:style-name="T1">V.S</text:span></text:p>
          </draw:text-box>
        </draw:frame>
        <draw:frame draw:style-name="gr14" draw:text-style-name="P5" draw:layer="layout" svg:width="1.137cm" svg:height="0.721cm" svg:x="17.305cm" svg:y="14.32cm">
          <draw:text-box>
            <text:p text:style-name="P6"><text:span text:style-name="T1">V.T</text:span></text:p>
          </draw:text-box>
        </draw:frame>
        <draw:frame draw:style-name="gr15" draw:text-style-name="P5" draw:layer="layout" svg:width="1.569cm" svg:height="0.721cm" svg:x="18.706cm" svg:y="14.321cm">
          <draw:text-box>
            <text:p text:style-name="P6"><text:span text:style-name="T1">V.C.Y</text:span></text:p>
          </draw:text-box>
        </draw:frame>
        <draw:frame draw:style-name="gr21" draw:text-style-name="P5" draw:layer="layout" svg:width="1.514cm" svg:height="0.721cm" svg:x="20.507cm" svg:y="14.222cm">
          <draw:text-box>
            <text:p text:style-name="P6"><text:span text:style-name="T1">V.P.C</text:span></text:p>
          </draw:text-box>
        </draw:frame>
        <draw:line draw:style-name="gr17" draw:text-style-name="P2" draw:layer="layout" svg:x1="11.489cm" svg:y1="14.556cm" svg:x2="13.332cm" svg:y2="13.58cm">
          <text:p/>
        </draw:line>
        <draw:frame draw:style-name="gr13" draw:text-style-name="P5" draw:layer="layout" svg:width="1.497cm" svg:height="0.721cm" svg:x="10.005cm" svg:y="14.318cm">
          <draw:text-box>
            <text:p><text:span text:style-name="T1">V.F.N</text:span></text:p>
          </draw:text-box>
        </draw:frame>
        <draw:line draw:style-name="gr17" draw:text-style-name="P2" draw:layer="layout" svg:x1="13.177cm" svg:y1="14.591cm" svg:x2="15.291cm" svg:y2="13.326cm">
          <text:p/>
        </draw:line>
        <draw:line draw:style-name="gr17" draw:text-style-name="P2" draw:layer="layout" svg:x1="14.661cm" svg:y1="14.819cm" svg:x2="16.24cm" svg:y2="13.446cm">
          <text:p/>
        </draw:line>
        <draw:line draw:style-name="gr17" draw:text-style-name="P2" draw:layer="layout" svg:x1="16.427cm" svg:y1="14.731cm" svg:x2="17.637cm" svg:y2="13.192cm">
          <text:p/>
        </draw:line>
        <draw:line draw:style-name="gr17" draw:text-style-name="P2" draw:layer="layout" svg:x1="18.299cm" svg:y1="14.833cm" svg:x2="18.78cm" svg:y2="13.446cm">
          <text:p/>
        </draw:line>
        <draw:line draw:style-name="gr17" draw:text-style-name="P2" draw:layer="layout" svg:x1="20.243cm" svg:y1="14.64cm" svg:x2="19.89cm" svg:y2="12.818cm">
          <text:p/>
        </draw:line>
        <draw:line draw:style-name="gr17" draw:text-style-name="P2" draw:layer="layout" svg:x1="22.068cm" svg:y1="14.861cm" svg:x2="21.006cm" svg:y2="13.145cm">
          <text:p/>
        </draw:line>
        <draw:custom-shape draw:style-name="gr10" draw:text-style-name="P4" xml:id="id25" draw:id="id25" draw:layer="layout" svg:width="1.811cm" svg:height="0.993cm" svg:x="23.606cm" svg:y="15.037cm">
          <text:p text:style-name="P1"><text:span text:style-name="T3">Validate </text:span></text:p>
          <text:p text:style-name="P1"><text:span text:style-name="T3">Mob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6" draw:id="id26" draw:layer="layout" svg:width="1.811cm" svg:height="0.993cm" svg:x="25.606cm" svg:y="15.037cm">
          <text:p text:style-name="P1"><text:span text:style-name="T3">Validate </text:span></text:p>
          <text:p text:style-name="P1"><text:span text:style-name="T3">Land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7" draw:id="id27" draw:layer="layout" svg:width="1.811cm" svg:height="0.993cm" svg:x="27.606cm" svg:y="15.037cm">
          <text:p text:style-name="P1"><text:span text:style-name="T3">Validate </text:span></text:p>
          <text:p text:style-name="P1"><text:span text:style-name="T3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9.619cm" svg:y1="10.613cm" svg:x2="24.511cm" svg:y2="15.037cm" draw:start-shape="id11" draw:start-glue-point="2" draw:end-shape="id25" draw:end-glue-point="0" svg:d="M19619 10613l4892 4424" svg:viewBox="0 0 4893 4425">
          <text:p/>
        </draw:connector>
        <draw:connector draw:style-name="gr3" draw:text-style-name="P1" draw:layer="layout" draw:type="line" svg:x1="19.619cm" svg:y1="10.613cm" svg:x2="26.511cm" svg:y2="15.037cm" draw:start-shape="id11" draw:start-glue-point="2" draw:end-shape="id26" draw:end-glue-point="0" svg:d="M19619 10613l6892 4424" svg:viewBox="0 0 6893 4425">
          <text:p/>
        </draw:connector>
        <draw:connector draw:style-name="gr3" draw:text-style-name="P1" draw:layer="layout" draw:type="line" svg:x1="19.619cm" svg:y1="10.613cm" svg:x2="28.511cm" svg:y2="15.037cm" draw:start-shape="id11" draw:start-glue-point="2" draw:end-shape="id27" draw:end-glue-point="0" svg:d="M19619 10613l8892 4424" svg:viewBox="0 0 8893 4425">
          <text:p/>
        </draw:connector>
        <draw:frame draw:style-name="gr21" draw:text-style-name="P5" draw:layer="layout" svg:width="1.213cm" svg:height="0.721cm" svg:x="22.307cm" svg:y="14.323cm">
          <draw:text-box>
            <text:p text:style-name="P6"><text:span text:style-name="T1">V.M</text:span></text:p>
          </draw:text-box>
        </draw:frame>
        <draw:frame draw:style-name="gr21" draw:text-style-name="P5" draw:layer="layout" svg:width="1.45cm" svg:height="0.721cm" svg:x="23.908cm" svg:y="14.324cm">
          <draw:text-box>
            <text:p text:style-name="P6"><text:span text:style-name="T1">V.L.L</text:span></text:p>
          </draw:text-box>
        </draw:frame>
        <draw:frame draw:style-name="gr21" draw:text-style-name="P5" draw:layer="layout" svg:width="1.145cm" svg:height="0.721cm" svg:x="25.908cm" svg:y="14.325cm">
          <draw:text-box>
            <text:p text:style-name="P6"><text:span text:style-name="T1">V.E</text:span></text:p>
          </draw:text-box>
        </draw:frame>
        <draw:line draw:style-name="gr17" draw:text-style-name="P2" draw:layer="layout" svg:x1="23.904cm" svg:y1="14.772cm" svg:x2="22.203cm" svg:y2="13.299cm">
          <text:p/>
        </draw:line>
        <draw:line draw:style-name="gr17" draw:text-style-name="P2" draw:layer="layout" svg:x1="25.64cm" svg:y1="14.883cm" svg:x2="23.606cm" svg:y2="13.319cm">
          <text:p/>
        </draw:line>
        <draw:line draw:style-name="gr17" draw:text-style-name="P2" draw:layer="layout" svg:x1="27.376cm" svg:y1="14.694cm" svg:x2="24.897cm" svg:y2="13.58cm">
          <text:p/>
        </draw:line>
        <draw:frame draw:style-name="gr11" draw:text-style-name="P5" draw:layer="layout" svg:width="1.158cm" svg:height="0.721cm" svg:x="16.494cm" svg:y="12.303cm">
          <draw:text-box>
            <text:p><text:span text:style-name="T1">L.N</text:span></text:p>
          </draw:text-box>
        </draw:frame>
        <draw:frame draw:style-name="gr12" draw:text-style-name="P7" draw:layer="layout" svg:width="0.807cm" svg:height="0.721cm" svg:x="17.51cm" svg:y="12.43cm">
          <draw:text-box>
            <text:p text:style-name="P6"><text:span text:style-name="T1">C</text:span></text:p>
          </draw:text-box>
        </draw:frame>
        <draw:frame draw:style-name="gr13" draw:text-style-name="P7" draw:layer="layout" svg:width="1.044cm" svg:height="0.721cm" svg:x="18.272cm" svg:y="12.344cm">
          <draw:text-box>
            <text:p text:style-name="P6"><text:span text:style-name="T1">S</text:span></text:p>
          </draw:text-box>
        </draw:frame>
        <draw:frame draw:style-name="gr14" draw:text-style-name="P5" draw:layer="layout" svg:width="1.137cm" svg:height="0.721cm" svg:x="19.04cm" svg:y="12.217cm">
          <draw:text-box>
            <text:p text:style-name="P6"><text:span text:style-name="T1">T</text:span></text:p>
          </draw:text-box>
        </draw:frame>
        <draw:frame draw:style-name="gr15" draw:text-style-name="P5" draw:layer="layout" svg:width="1.209cm" svg:height="0.721cm" svg:x="19.857cm" svg:y="12.176cm">
          <draw:text-box>
            <text:p text:style-name="P6"><text:span text:style-name="T1">C.Y</text:span></text:p>
          </draw:text-box>
        </draw:frame>
        <draw:frame draw:style-name="gr22" draw:text-style-name="P7" draw:layer="layout" svg:width="1.154cm" svg:height="0.767cm" svg:x="20.801cm" svg:y="12.171cm">
          <draw:text-box>
            <text:p text:style-name="P6"><text:span text:style-name="T1">P.C</text:span></text:p>
          </draw:text-box>
        </draw:frame>
        <draw:frame draw:style-name="gr21" draw:text-style-name="P5" draw:layer="layout" svg:width="0.853cm" svg:height="0.721cm" svg:x="21.701cm" svg:y="12.303cm">
          <draw:text-box>
            <text:p text:style-name="P6"><text:span text:style-name="T1">M</text:span></text:p>
          </draw:text-box>
        </draw:frame>
        <draw:frame draw:style-name="gr21" draw:text-style-name="P5" draw:layer="layout" svg:width="1.09cm" svg:height="0.721cm" svg:x="22.135cm" svg:y="11.963cm">
          <draw:text-box>
            <text:p text:style-name="P6"><text:span text:style-name="T1">L.L</text:span></text:p>
          </draw:text-box>
        </draw:frame>
        <draw:frame draw:style-name="gr21" draw:text-style-name="P5" draw:layer="layout" svg:width="0.786cm" svg:height="0.721cm" svg:x="22.336cm" svg:y="11.414cm">
          <draw:text-box>
            <text:p text:style-name="P6"><text:span text:style-name="T1">E</text:span></text:p>
          </draw:text-box>
        </draw:frame>
        <draw:line draw:style-name="gr17" draw:text-style-name="P2" draw:layer="layout" svg:x1="17.443cm" svg:y1="11.946cm" svg:x2="15.859cm" svg:y2="12.684cm">
          <text:p/>
        </draw:line>
        <draw:line draw:style-name="gr17" draw:text-style-name="P2" draw:layer="layout" svg:x1="17.55cm" svg:y1="12.203cm" svg:x2="16.113cm" svg:y2="13.192cm">
          <text:p/>
        </draw:line>
        <draw:line draw:style-name="gr17" draw:text-style-name="P2" draw:layer="layout" svg:x1="18.264cm" svg:y1="12.171cm" svg:x2="17.002cm" svg:y2="13.319cm">
          <text:p/>
        </draw:line>
        <draw:line draw:style-name="gr17" draw:text-style-name="P2" draw:layer="layout" svg:x1="18.907cm" svg:y1="12.049cm" svg:x2="17.899cm" svg:y2="13.446cm">
          <text:p/>
        </draw:line>
        <draw:line draw:style-name="gr17" draw:text-style-name="P2" draw:layer="layout" svg:x1="19.542cm" svg:y1="11.922cm" svg:x2="19.131cm" svg:y2="13.433cm">
          <text:p/>
        </draw:line>
        <draw:line draw:style-name="gr17" draw:text-style-name="P2" draw:layer="layout" svg:x1="20.05cm" svg:y1="11.922cm" svg:x2="20.373cm" svg:y2="13.431cm">
          <text:p/>
        </draw:line>
        <draw:line draw:style-name="gr17" draw:text-style-name="P2" draw:layer="layout" svg:x1="20.812cm" svg:y1="11.922cm" svg:x2="21.641cm" svg:y2="13.43cm">
          <text:p/>
        </draw:line>
        <draw:line draw:style-name="gr17" draw:text-style-name="P2" draw:layer="layout" svg:x1="21.828cm" svg:y1="11.795cm" svg:x2="23.098cm" svg:y2="12.811cm">
          <text:p/>
        </draw:line>
        <draw:line draw:style-name="gr17" draw:text-style-name="P2" draw:layer="layout" svg:x1="22.209cm" svg:y1="11.541cm" svg:x2="23.479cm" svg:y2="12.303cm">
          <text:p/>
        </draw:line>
        <draw:frame draw:style-name="gr13" draw:text-style-name="P5" draw:layer="layout" svg:width="1.137cm" svg:height="0.721cm" svg:x="16.006cm" svg:y="11.72cm">
          <draw:text-box>
            <text:p><text:span text:style-name="T1">F.N</text:span></text:p>
          </draw:text-box>
        </draw:frame>
        <draw:line draw:style-name="gr17" draw:text-style-name="P2" draw:layer="layout" svg:x1="21.447cm" svg:y1="12.049cm" svg:x2="22.717cm" svg:y2="13.192cm">
          <text:p/>
        </draw:line>
        <draw:frame draw:style-name="gr23" draw:text-style-name="P5" draw:layer="layout" svg:width="7.225cm" svg:height="0.721cm" draw:transform="rotate (0.973893722612836) translate (5.896cm 11.249cm)">
          <draw:text-box>
            <text:p text:style-name="P5">F.N, L.N, C, S, T, C.Y, P.C, M, L.L, E</text:p>
          </draw:text-box>
        </draw:frame>
        <draw:line draw:style-name="gr17" draw:text-style-name="P2" draw:layer="layout" svg:x1="8.62cm" svg:y1="12.938cm" svg:x2="11.16cm" svg:y2="5.191cm">
          <text:p/>
        </draw:line>
        <draw:line draw:style-name="gr17" draw:text-style-name="P2" draw:layer="layout" svg:x1="14.589cm" svg:y1="5.699cm" svg:x2="19.669cm" svg:y2="8.747cm">
          <text:p/>
        </draw:line>
        <draw:line draw:style-name="gr17" draw:text-style-name="P2" draw:layer="layout" svg:x1="18.898cm" svg:y1="8.995cm" svg:x2="14.081cm" svg:y2="6.08cm">
          <text:p/>
        </draw:line>
        <draw:frame draw:style-name="gr24" draw:text-style-name="P9" draw:layer="layout" svg:width="4.923cm" svg:height="1.17cm" draw:transform="rotate (-0.562170552067373) translate (14.177cm 6.228cm)">
          <draw:text-box>
            <text:p text:style-name="P9"><text:span text:style-name="T6">V.F.N, V.L.N, V.C, V.S, V.T, </text:span></text:p>
            <text:p text:style-name="P9"><text:span text:style-name="T6">V.C.Y, V.P.C, V.M, V.L.L, V.E</text:span></text:p>
          </draw:text-box>
        </draw:frame>
        <draw:frame draw:style-name="gr25" draw:text-style-name="P5" draw:layer="layout" svg:width="4.528cm" svg:height="1.191cm" draw:transform="rotate (-0.512254135460336) translate (15.531cm 4.952cm)">
          <draw:text-box>
            <text:p text:style-name="P5">F.N, L.N, C, S, T, C.Y,</text:p>
            <text:p text:style-name="P5"><text:s/>P.C, M, L.L, E</text:p>
          </draw:text-box>
        </draw:frame>
        <draw:frame draw:style-name="gr26" draw:text-style-name="P9" draw:layer="layout" svg:width="2.827cm" svg:height="1.811cm" draw:transform="rotate (-0.562170552067373) translate (13.478cm 7.029cm)">
          <draw:text-box>
            <text:p text:style-name="P9"><text:span text:style-name="T6">V.F.N, V.L.N, </text:span></text:p>
            <text:p text:style-name="P9"><text:span text:style-name="T6">V.C, V.S, V.T, </text:span></text:p>
            <text:p text:style-name="P9"><text:span text:style-name="T6">V.C.Y, V.P.C, </text:span></text:p>
            <text:p text:style-name="P9"><text:span text:style-name="T6">V.M, V.L.L, V.E</text:span></text:p>
          </draw:text-box>
        </draw:frame>
        <draw:line draw:style-name="gr17" draw:text-style-name="P2" draw:layer="layout" svg:x1="12.176cm" svg:y1="5.191cm" svg:x2="12.938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4T20:33:01.751986000</dc:date>
    <meta:editing-duration>PT54M37S</meta:editing-duration>
    <meta:editing-cycles>14</meta:editing-cycles>
    <meta:document-statistic meta:object-count="120"/>
  </office:meta>
</office:document-meta>
</file>